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1.482cm"/>
          <style:tab-stop style:position="6.932cm"/>
          <style:tab-stop style:position="11.509cm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onome 40h thrulogic part list</text:p>
      <text:p text:style-name="Preformatted_20_Text"><text:a xlink:type="simple" xlink:href="http://monome.org/40h/kit">http://monome.org/40h/kit</text:a></text:p>
      <text:p text:style-name="Preformatted_20_Text"/>
      <text:p text:style-name="Preformatted_20_Text"/>
      <text:p text:style-name="P1">q<text:tab/>part<text:tab/>source<text:tab/>partnum</text:p>
      <text:p text:style-name="P1"/>
      <text:p text:style-name="P1">[logic]</text:p>
      <text:p text:style-name="P1"/>
      <text:p text:style-name="P1">1<text:tab/>ftdi um245r<text:tab/>ftdi<text:tab/>um245</text:p>
      <text:p text:style-name="P1">1<text:tab/>atmega32-16pu<text:tab/>dk<text:tab/>ATMEGA32-16PU</text:p>
      <text:p text:style-name="P1"/>
      <text:p text:style-name="P1">1<text:tab/>max7221cng+<text:tab/>maxim<text:tab/>MAX7219CNG+</text:p>
      <text:p text:style-name="P1">1<text:tab/>74hc164<text:tab/>dk<text:tab/>296-8248-5-ND</text:p>
      <text:p text:style-name="P1">1<text:tab/>74hc165<text:tab/>dk<text:tab/>296-8251-5-N</text:p>
      <text:p text:style-name="P1">1<text:tab/>sip-10 res net<text:tab/>dk<text:tab/>770-101-R100KP-ND</text:p>
      <text:p text:style-name="P1">1<text:tab/>cry16mhz hc49/us<text:tab/>dk<text:tab/>X1103-ND</text:p>
      <text:p text:style-name="P1">3<text:tab/>0.1u cap<text:tab/>jameco<text:tab/>151118</text:p>
      <text:p text:style-name="P1">2<text:tab/>0.22p cap<text:tab/>jameco<text:tab/>15407</text:p>
      <text:p text:style-name="P1">1<text:tab/>10u cap<text:tab/>dk<text:tab/>P975-ND</text:p>
      <text:p text:style-name="P1">1<text:tab/>10k res<text:tab/>jameco<text:tab/>691104</text:p>
      <text:p text:style-name="P1">1<text:tab/>dip40 socket<text:tab/>jameco<text:tab/>683227</text:p>
      <text:p text:style-name="P1">1<text:tab/>dip24 socket<text:tab/>jameco<text:tab/>683163</text:p>
      <text:p text:style-name="P1"/>
      <text:p text:style-name="P1">2<text:tab/>8x2 header<text:tab/>jameco<text:tab/>117917</text:p>
      <text:p text:style-name="P1">1<text:tab/>5x2 header<text:tab/>jameco<text:tab/>117917</text:p>
      <text:p text:style-name="P1"/>
      <text:p text:style-name="P1"/>
      <text:p text:style-name="P1">[grid]</text:p>
      <text:p text:style-name="P1"/>
      <text:p text:style-name="P1">64<text:tab/>diodes<text:tab/>dk<text:tab/>1N4148WTPMSTR</text:p>
      <text:p text:style-name="P1">2<text:tab/>8x2 rt-headers<text:tab/>jameco<text:tab/>139563</text:p>
      <text:p text:style-name="P1">2<text:tab/>ribbon cable<text:tab/>jameco<text:tab/>37671</text:p>
      <text:p text:style-name="P1">4<text:tab/>ribbon con <text:tab/>jameco<text:tab/>11946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atthew Rizzuto</meta:initial-creator>
    <meta:creation-date>2008-02-23T13:53:06</meta:creation-date>
    <dc:creator>Matthew Rizzuto</dc:creator>
    <dc:date>2008-02-23T14:07:08</dc:date>
    <meta:editing-cycles>3</meta:editing-cycles>
    <meta:editing-duration>PT14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22" meta:character-count="603"/>
  </office:meta>
</office:document-meta>
</file>